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P1" style:family="paragraph" style:parent-style-name="Signature">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text-align="justify" style:justify-single-word="false"/>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paragraph-properties fo:text-align="justify" style:justify-single-word="false"/>
      <style:text-properties fo:font-weight="bold"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margin-top="0cm" fo:margin-bottom="0.31cm"/>
    </style:style>
    <style:style style:name="P10" style:family="paragraph" style:parent-style-name="Standard">
      <style:paragraph-properties fo:text-align="center" style:justify-single-word="false"/>
    </style:style>
    <style:style style:name="P11" style:family="paragraph" style:parent-style-name="Text_20_body">
      <style:paragraph-properties fo:margin-top="0cm" fo:margin-bottom="0.011cm"/>
      <style:text-properties fo:font-style="italic" style:font-style-asian="italic" style:font-style-complex="italic"/>
    </style:style>
    <style:style style:name="P12" style:family="paragraph" style:parent-style-name="Text_20_body">
      <style:paragraph-properties fo:margin-top="0cm" fo:margin-bottom="0.011cm" fo:text-align="justify" style:justify-single-word="false"/>
      <style:text-properties fo:font-style="italic" style:font-style-asian="italic" style:font-style-complex="italic"/>
    </style:style>
    <style:style style:name="P13" style:family="paragraph" style:parent-style-name="Text_20_body">
      <style:paragraph-properties fo:margin-top="0cm" fo:margin-bottom="0.109cm" fo:text-align="justify" style:justify-single-word="false"/>
    </style:style>
    <style:style style:name="P14"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5" style:family="paragraph" style:parent-style-name="Preformatted_20_Text">
      <style:paragraph-properties fo:margin-left="1.251cm" fo:margin-right="0cm" fo:text-indent="0cm" style:auto-text-indent="false"/>
    </style:style>
    <style:style style:name="P16" style:family="paragraph" style:parent-style-name="Text_20_body" style:list-style-name="L2">
      <style:paragraph-properties fo:text-align="start" style:justify-single-word="false"/>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text-align="justify" style:justify-single-word="false"/>
    </style:style>
    <style:style style:name="P20" style:family="paragraph" style:parent-style-name="Text_20_body" style:list-style-name="L1">
      <style:paragraph-properties fo:margin-top="0cm" fo:margin-bottom="0.011cm" fo:text-align="justify" style:justify-single-word="false"/>
    </style:style>
    <style:style style:name="P21" style:family="paragraph" style:parent-style-name="Text_20_body" style:list-style-name="L1">
      <style:paragraph-properties fo:margin-top="0cm" fo:margin-bottom="0.21cm" fo:text-align="justify" style:justify-single-word="fals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otlatch Design Documentation</text:p>
      <text:p text:style-name="P1">Mark H. Butler (<text:a xlink:type="simple" xlink:href="mailto:markhenrybutler@gmail.com" text:style-name="Internet_20_link" text:visited-style-name="Visited_20_Internet_20_Link">markhenrybutler@gmail.com</text:a>)</text:p>
      <text:p text:style-name="P10">Sunday 19<text:span text:style-name="T1">th</text:span> October 2014</text:p>
      <text:p text:style-name="P10"/>
      <text:h text:style-name="Heading_20_1" text:outline-level="1">1. Introduction</text:h>
      <text:p text:style-name="P2"><text:span text:style-name="T2">Potlatch</text:span> is a way for <text:span text:style-name="T2">users </text:span>to share <text:span text:style-name="T2">gifts</text:span> consisting of a <text:span text:style-name="T2">title</text:span>, an optional <text:span text:style-name="T2">description</text:span>, an <text:span text:style-name="T2">image</text:span>, and in the case of this implementation, <text:span text:style-name="T2">an optional video</text:span>. Gifts are organized into <text:span text:style-name="T2">gift chains </text:span>that consist of one or more related gifts. Users can indicate if they were <text:span text:style-name="T2">touched</text:span> by a gift and <text:span text:style-name="T2">flag </text:span>inappropriate or obscene gifts. </text:p>
      <text:h text:style-name="Heading_20_2" text:outline-level="2">2 Issues to be discussed from the requirements document</text:h>
      <text:p text:style-name="P3">1. How will the gift data be stored? In your device? In the remote service? </text:p>
      <text:p text:style-name="P9">Data is stored in a remote service as specified in the grading rubric.</text:p>
      <text:p text:style-name="P3">2. What will the user interface screens look like? How will the user navigate between the different screens? </text:p>
      <text:p text:style-name="P9">Full details of this and wireframes are in a subsequent section.</text:p>
      <text:p text:style-name="P3">3. How and where will users attach Gifts to a Gift Chain? </text:p>
      <text:p text:style-name="P9">Users attach gifts to gift chains at creation time by specifying the gift chain name. There is an autocomplete text box which helps them pick gift chains that already exist.</text:p>
      <text:p text:style-name="P3">4. How will users delete Gifts from a Gift Chain, as well as delete Gift Chains altogether? </text:p>
      <text:p text:style-name="Text_20_body">A user cannot delete a gift from gift chain, they can only delete it from that gift chain. Gift chains cannot be deleted. However if now gifts are associated with a gift chain, it will not be visible, unless the user types the name of that gift chain when creating a new gift.</text:p>
      <text:p text:style-name="P3">5. How, when and how often will the user enter their user account information? For example will the user enter this information each time they run the app? Will they specify the information as part of a preference screen? </text:p>
      <text:p text:style-name="Text_20_body">The username and password are saved in the shared preferences, along with some other information about queries ETC that allows the application between the different activities. The client then uses this username / password to obtain a token from the service that is uses in subsequent API calls.</text:p>
      <text:p text:style-name="Text_20_body">This may not be a good solution – particularly after Jules White explaining some of the security problems of Android apps - <text:s/>but it is what happened and I did not have time to change it. I guess the other way to do this would be to place the information in an intent when switching from one activity to another. </text:p>
      <text:p text:style-name="Text_20_body">Unfortunately although Jules Whites introduction to Oauth was great and very interesting I would need to do further research and find more code samples to implement a fully blown Oauth server with new user registration, email address authentication ETC in the time available. This is an area for future work. </text:p>
      <text:p text:style-name="P3">6. How will gifts and gift chains be accessed? Will there be some initial default display? Will users have to enter search criteria? If so, how will the user get access to the search interface? </text:p>
      <text:p text:style-name="Text_20_body">Gift chains are accessed from a “link” icon of a gift. The initial default display is all gifts (clearly this will not scale). Users can enter search criteria for title via a search bar at the top of the application. They can also select different query modes e.g. gifts by current user, gifts by a specific <text:soft-page-break/>user and top gift givers. </text:p>
      <text:p text:style-name="P3">7. Will all search results be displayed at the same time? Or will there be some initial default display? Will user have to enter a search criteria? If so, how will the user get access to the search interface? </text:p>
      <text:p text:style-name="Text_20_body">Yes, unfortunately there is no paging in the current implementation so the full set of results are returned. Clearly such an approach will not scale. As already mentioned, there is a search bar at the top that allows users to specify a text query or a query type.</text:p>
      <text:p text:style-name="P3">8. How will users indicate that they were touched by a Gift? Can they undo their decisions? How will they flag inappropriate or obscene Gifts? </text:p>
      <text:p text:style-name="Text_20_body">They indicate they were touched by pressing the heart icon, or they flag gifts by pressing the flag icon. They undo their decision by pressing the icon a second time.</text:p>
      <text:p text:style-name="P3">9. What preferences can the user set? How will the app be informed of changes to these user preferences?</text:p>
      <text:p text:style-name="Text_20_body">They can specify update frequency and also whether to hide flagged gifts. This is demonstrated in the video.</text:p>
      <text:p text:style-name="P3">10. How will users navigate between viewing / searching for Gifts and viewing top Gift givers? </text:p>
      <text:p text:style-name="Text_20_body">They press the “top gift givers” button (indicated by a trophy), or the “all” button (indicated by a number of users) or the “me” button (indicated by a single user) in the action bar to cycle through the different views.</text:p>
      <text:p text:style-name="P3">11. How will the app handle concurrency issues, such as how periodic updates occur - via server push or app pull? How will search queries and results be efficiently processed? Will the data be pulled from the server in multiple requests or all at one time? Will the server data include full-sized images or thumbnail plus URLS pointing to full-sized images? </text:p>
      <text:p text:style-name="Text_20_body">The app reduces the size of the image, adjusts the orientation according to the supplied Exif information, then compresses it to PNG format before uploading it to reduce the size of the images stored on the server and reduce the upload / download time. It does generate thumbnail images for videos but not for images. </text:p>
      <text:p text:style-name="P3">12. Will the app cache information on the local device e.g. in a ContentProvider? </text:p>
      <text:p text:style-name="Text_20_body">The app uses the Picasso library [Picasso] from Square to cache images. This speeds up image download by caching data to memory or disk. In the end integrating this library was more difficult than first envisaged as it was necessary to get it to work with an “insecure” HTTP client. </text:p>
      <text:p text:style-name="P3">30. Will the app provide extensions and improvements that go beyond the minimum requirements? For example if an app collects location information for each Gift, queries by location and then uses Maps to display Gifts at their locations, then it may be necessary to modify the various app databases and query facilities. Also, using Maps may require students to have access to an actual device. Also, how will these enhancements affect the rest of the app?</text:p>
      <text:p text:style-name="P5">The intention was to support uploading and downloading of videos although there was not time to test this functionality (so it may not work). </text:p>
      <text:p text:style-name="P5">Work on the application did involve using some new libraries / tools that I had not encountered before and had not been discussed in class. However, as new tools were presented in class, this encouraged me to investigate related tools. Specifically <text:span text:style-name="T3">Retrofit</text:span> supports a concurrency framework called <text:span text:style-name="T3">RxJava</text:span> so that was used. <text:span text:style-name="T3">Picasso </text:span>was used because it was developed by Square, the same company who produced <text:span text:style-name="T4">Retrofit</text:span><text:span text:style-name="T3"> </text:span>and <text:span text:style-name="T3">Butterknife</text:span>. <text:span text:style-name="T3">Gradle</text:span>, the build system Jules presented, uses <text:span text:style-name="T3">Groovy</text:span>, so behaviour driven testing was implemented using Groovy and <text:span text:style-name="T3">Spock</text:span>, a Groovy <text:span text:style-name="T3">BDD</text:span> framework. Finally Butterknife and <text:span text:style-name="T3">Spring </text:span>both demonstrate how annotations can be used to improve Java to lose some of its verbosity compared to more modern languages such as <text:span text:style-name="T3">Scala</text:span>, so <text:soft-page-break/><text:span text:style-name="T3">Lombok</text:span>, another Java annotation framework was used. These tools will be discussed in more depth in a later section. All these tools were new to me and this is the first time I had used them. </text:p>
      <text:h text:style-name="Heading_20_1" text:outline-level="1">3 Client Application Design</text:h>
      <text:p text:style-name="P2">The client application will be implemented as Android Java application. It should allows users to: </text:p>
      <text:list xml:id="list3165452301115921362" text:style-name="L1">
        <text:list-item>
          <text:p text:style-name="P20">Search for gifts with containing a specific substring in the title. </text:p>
        </text:list-item>
        <text:list-item>
          <text:p text:style-name="P20">Browse gifts and gift chains. </text:p>
        </text:list-item>
        <text:list-item>
          <text:p text:style-name="P20">Browse top gift givers i.e. users whose gifts have touched many people. </text:p>
        </text:list-item>
        <text:list-item>
          <text:p text:style-name="P20">Browse gifts submitted by the current user. </text:p>
        </text:list-item>
        <text:list-item>
          <text:p text:style-name="P20">Create new gifts. </text:p>
        </text:list-item>
        <text:list-item>
          <text:p text:style-name="P20">Create new gift chains. </text:p>
        </text:list-item>
        <text:list-item>
          <text:p text:style-name="P20">Add gifts to new and existing gift chains. </text:p>
        </text:list-item>
        <text:list-item>
          <text:p text:style-name="P20">Like gifts that have touched them. </text:p>
        </text:list-item>
        <text:list-item>
          <text:p text:style-name="P21">Flag gifts as being inappropriate or obscene. </text:p>
        </text:list-item>
      </text:list>
      <text:p text:style-name="P2">The app will go beyond the minimum specifications by providing support for gifts that optionally contain videos as well as images. This requires the use of the multimedia capture and multimedia playback APIs. </text:p>
      <text:p text:style-name="P13">The client application is described using a number of wireframe diagrams. It was not possible to include the wire frames in this report – please see the accompanying wire frames document for full details of the user interface.</text:p>
      <text:p text:style-name="P13">The login process will the password grant flow in OAuth2. The server application will provide an authentication server. The user will enter their username and password into the client, and it will then send that information via HTTPS to the authentication server in order to get an OAuth token. This token has a finite lifetime and will be revoked when the user changes their password. The username and token will be stored securely on the client and will not be accessible by other applications. </text:p>
      <text:h text:style-name="Heading_20_2" text:outline-level="2">3.1 Browsing </text:h>
      <text:p text:style-name="P2">There are five types of views returning search results: </text:p>
      <text:list xml:id="list7699932878893835784" text:style-name="L2">
        <text:list-item>
          <text:p text:style-name="P16"><text:span text:style-name="T2">All gift view </text:span>displays all the gifts.</text:p>
        </text:list-item>
        <text:list-item>
          <text:p text:style-name="P16"><text:span text:style-name="T2">Title query view </text:span>displays all the gifts whose title match a specific query if a search query has been entered. The query is entered in the search box at the top of the page. </text:p>
        </text:list-item>
        <text:list-item>
          <text:p text:style-name="P16"><text:span text:style-name="T2">Gift chain view </text:span>display the gifts associated with a specific gift chain. </text:p>
        </text:list-item>
        <text:list-item>
          <text:p text:style-name="P16"><text:span text:style-name="T2">Top gift giver view </text:span>display the users who received the most number of votes for posting touching gifts .</text:p>
        </text:list-item>
        <text:list-item>
          <text:p text:style-name="P16"><text:span text:style-name="T2">User view </text:span>displays the gifts created by the user. </text:p>
        </text:list-item>
      </text:list>
      <text:p text:style-name="P2">The query views, gift chain views and my gifts views can be displayed either as a list, displaying the image, title and associated text, or as a grid, only displaying the image. The top gift giver view can only be displayed as a list. By default, the application returns the query list view with an empty search query. </text:p>
      <text:p text:style-name="P2">The results are ordered either by the number of votes they have received (highest first) or by when they were published (most recent first). <text:s/></text:p>
      <text:h text:style-name="Heading_20_2" text:outline-level="2"><text:soft-page-break/>3.2 Interaction with gifts </text:h>
      <text:p text:style-name="P2">If users are logged in, then they can vote for gifts that touched them and they can flag gifts as being inappropriate or obscene. If they vote for a gift or flag it, then the icon associated with that action becomes highlighted. To remove their vote or unflag a gift, they simply press the icon a second time and it will return to its normal colour.</text:p>
      <text:h text:style-name="Heading_20_2" text:outline-level="2">3.3 User preferences </text:h>
      <text:p text:style-name="P2"><text:s/>The user preference page allows users to select whether they want results being displayed ordered by the number of votes they have received or by order of creation. They can also select whether inappropriate or obscene content should be hidden. </text:p>
      <text:h text:style-name="Heading_20_2" text:outline-level="2">3.4 Updating data </text:h>
      <text:p text:style-name="P2">Updating touch votes at a specific frequency is quite difficult. One way to update the client is for the client to poll the server at a certain interval e.g. every minute, five minutes or every sixty minutes. However this creates additional load for the server, so in general the preferred way to do this is to use Android push notifications. Here if the state changes at the server, then the server sends a message to the client via an Android push notification. When the client receives the notification, it polls the server. Such an approach could be used to notify an application of the arrival of a new message, or on auction site to tell the user when they have been outbid. However here the problem is how does the server determine what the user is interested in? Is it the gifts that they themselves have created? Is it the gifts that they have voted as touching them? Is it any gift that they happen to be viewing at that particular moment? Because in this application the focus of the user is changing all the time, using push notifications is not straightforward. Also, arguably, if the user is not actually using the application, getting these notifications might be undesirable as they are not that important to the user so they may only serve to reduce the battery life of the device. </text:p>
      <text:p text:style-name="P2">Therefore here we propose that the initial version of the application will only support manual update of the number of touched votes. Once that version of the application works successfully, if there is time available, then the application will be extended to use updating via app pull. Here, if the Potlatch application is active, the client will poll this API at the configured interval. So we accept will that this approach may not be as efficient as server push, but we prefer it because it is easier for the client to determine what updates it requires if any rather server. </text:p>
      <text:h text:style-name="Heading_20_1" text:outline-level="1">4 Server application </text:h>
      <text:p text:style-name="P2">The server application will be written in Java using Spring. The client and the server applications communicate via HTTP or HTTPS when required, and the server provides a REST based interface that is queried by the client. The server supports multiple users via individual user accounts. </text:p>
      <text:p text:style-name="P2">The gift data will be stored on the remote service. During browsing, a page of search results is returned at a time. Once the client has received search results for a specific view, it will cache them. The client can request both thumbnail and high resolution versions of images. If the user selects the detail view for a gift, then the client will retrieve a high resolution version of the image from the server. If the gift contains a video, then that will only be retrieved if the user presses the image in the detail view of the gift to initiating playing the video. </text:p>
      <text:h text:style-name="Heading_20_2" text:outline-level="2"><text:soft-page-break/>4.1 REST API design</text:h>
      <text:h text:style-name="Heading_20_3" text:outline-level="3">Users</text:h>
      <table:table table:name="Table4" table:style-name="Table4">
        <table:table-column table:style-name="Table4.A"/>
        <table:table-column table:style-name="Table4.B"/>
        <table:table-row>
          <table:table-cell table:style-name="Table4.A1" office:value-type="string">
            <text:p text:style-name="P4">GET /user</text:p>
          </table:table-cell>
          <table:table-cell table:style-name="Table4.B1" office:value-type="string">
            <text:p text:style-name="P2">Get all users.</text:p>
          </table:table-cell>
        </table:table-row>
        <table:table-row>
          <table:table-cell table:style-name="Table4.A2" office:value-type="string">
            <text:p text:style-name="P4">GET /user/{id}</text:p>
          </table:table-cell>
          <table:table-cell table:style-name="Table4.B2" office:value-type="string">
            <text:p text:style-name="P2">Get a specific user.</text:p>
          </table:table-cell>
        </table:table-row>
        <table:table-row>
          <table:table-cell table:style-name="Table4.A2" office:value-type="string">
            <text:p text:style-name="P4">POST /user</text:p>
          </table:table-cell>
          <table:table-cell table:style-name="Table4.B2" office:value-type="string">
            <text:p text:style-name="P2">Create a new user.</text:p>
          </table:table-cell>
        </table:table-row>
        <table:table-row>
          <table:table-cell table:style-name="Table4.A2" office:value-type="string">
            <text:p text:style-name="P4">PUT /user/{id}</text:p>
          </table:table-cell>
          <table:table-cell table:style-name="Table4.B2" office:value-type="string">
            <text:p text:style-name="P2">Update a user.</text:p>
          </table:table-cell>
        </table:table-row>
        <table:table-row>
          <table:table-cell table:style-name="Table4.A2" office:value-type="string">
            <text:p text:style-name="P4">DELETE /user/{id}</text:p>
          </table:table-cell>
          <table:table-cell table:style-name="Table4.B2" office:value-type="string">
            <text:p text:style-name="P2">Delete a user.</text:p>
          </table:table-cell>
        </table:table-row>
      </table:table>
      <text:h text:style-name="Heading_20_3" text:outline-level="3">Gift chains</text:h>
      <table:table table:name="Table5" table:style-name="Table5">
        <table:table-column table:style-name="Table5.A"/>
        <table:table-column table:style-name="Table5.B"/>
        <table:table-row>
          <table:table-cell table:style-name="Table5.A1" office:value-type="string">
            <text:p text:style-name="P4">POST /giftchain</text:p>
          </table:table-cell>
          <table:table-cell table:style-name="Table5.B1" office:value-type="string">
            <text:p text:style-name="P2">Create a gift chain.</text:p>
          </table:table-cell>
        </table:table-row>
        <table:table-row>
          <table:table-cell table:style-name="Table5.A2" office:value-type="string">
            <text:p text:style-name="P4">GET /giftchain</text:p>
          </table:table-cell>
          <table:table-cell table:style-name="Table5.B2" office:value-type="string">
            <text:p text:style-name="P2">Get all the gift chains.</text:p>
          </table:table-cell>
        </table:table-row>
        <table:table-row>
          <table:table-cell table:style-name="Table5.A2" office:value-type="string">
            <text:p text:style-name="P4">GET /giftchain/{id}</text:p>
          </table:table-cell>
          <table:table-cell table:style-name="Table5.B2" office:value-type="string">
            <text:p text:style-name="P2">Get a specific gift chain.</text:p>
          </table:table-cell>
        </table:table-row>
        <table:table-row>
          <table:table-cell table:style-name="Table5.A2" office:value-type="string">
            <text:p text:style-name="P4">PUT /giftchain/{id}</text:p>
          </table:table-cell>
          <table:table-cell table:style-name="Table5.B2" office:value-type="string">
            <text:p text:style-name="P2">Update a gift chain.</text:p>
          </table:table-cell>
        </table:table-row>
        <table:table-row>
          <table:table-cell table:style-name="Table5.A2" office:value-type="string">
            <text:p text:style-name="P4">DELETE /giftchain{id}</text:p>
          </table:table-cell>
          <table:table-cell table:style-name="Table5.B2" office:value-type="string">
            <text:p text:style-name="P2">Delete a gift chain.</text:p>
          </table:table-cell>
        </table:table-row>
      </table:table>
      <text:h text:style-name="Heading_20_3" text:outline-level="3">Gifts</text:h>
      <table:table table:name="Table6" table:style-name="Table6">
        <table:table-column table:style-name="Table6.A"/>
        <table:table-column table:style-name="Table6.B"/>
        <table:table-row>
          <table:table-cell table:style-name="Table6.A1" office:value-type="string">
            <text:p text:style-name="P3">GET /gift</text:p>
          </table:table-cell>
          <table:table-cell table:style-name="Table6.B1" office:value-type="string">
            <text:p text:style-name="Text_20_body">Get all the gifts.</text:p>
          </table:table-cell>
        </table:table-row>
        <table:table-row>
          <table:table-cell table:style-name="Table6.A2" office:value-type="string">
            <text:p text:style-name="P3">POST /gift</text:p>
          </table:table-cell>
          <table:table-cell table:style-name="Table6.B2" office:value-type="string">
            <text:p text:style-name="Text_20_body">Create a gift.</text:p>
          </table:table-cell>
        </table:table-row>
        <table:table-row>
          <table:table-cell table:style-name="Table6.A2" office:value-type="string">
            <text:p text:style-name="P3">PUT /gift/{id}</text:p>
          </table:table-cell>
          <table:table-cell table:style-name="Table6.B2" office:value-type="string">
            <text:p text:style-name="Text_20_body">Update a gift.</text:p>
          </table:table-cell>
        </table:table-row>
        <table:table-row>
          <table:table-cell table:style-name="Table6.A2" office:value-type="string">
            <text:p text:style-name="P3">DELETE /gift/{id}</text:p>
          </table:table-cell>
          <table:table-cell table:style-name="Table6.B2" office:value-type="string">
            <text:p text:style-name="Text_20_body">Delete a gift.</text:p>
          </table:table-cell>
        </table:table-row>
        <table:table-row>
          <table:table-cell table:style-name="Table6.A2" office:value-type="string">
            <text:p text:style-name="P3">GET /gift/{id}</text:p>
          </table:table-cell>
          <table:table-cell table:style-name="Table6.B2" office:value-type="string">
            <text:p text:style-name="Text_20_body">Get a specific gift.</text:p>
          </table:table-cell>
        </table:table-row>
        <table:table-row>
          <table:table-cell table:style-name="Table6.A2" office:value-type="string">
            <text:p text:style-name="P3">PUT /gift/{id}/like/{like}</text:p>
          </table:table-cell>
          <table:table-cell table:style-name="Table6.B2" office:value-type="string">
            <text:p text:style-name="Text_20_body">Update a gift as being liked / unliked by a specific user.</text:p>
          </table:table-cell>
        </table:table-row>
        <table:table-row>
          <table:table-cell table:style-name="Table6.A2" office:value-type="string">
            <text:p text:style-name="P3">PUT /gift/{id}/flag/{flag}</text:p>
          </table:table-cell>
          <table:table-cell table:style-name="Table6.B2" office:value-type="string">
            <text:p text:style-name="Text_20_body">Update a gift as being flagged / unflagged by a specific user.</text:p>
          </table:table-cell>
        </table:table-row>
        <table:table-row>
          <table:table-cell table:style-name="Table6.A2" office:value-type="string">
            <text:p text:style-name="P11">GET /gift/title?title={title}</text:p>
            <text:p text:style-name="P11">&amp;order={order}</text:p>
            <text:p text:style-name="P11">&amp;direction={direction}</text:p>
            <text:p text:style-name="P11">&amp;hideflagged={hide}</text:p>
          </table:table-cell>
          <table:table-cell table:style-name="Table6.B2" office:value-type="string">
            <text:p text:style-name="Text_20_body">Query gifts by title, specifying the order, order direction and whether to hide flagged results.</text:p>
          </table:table-cell>
        </table:table-row>
        <table:table-row>
          <table:table-cell table:style-name="Table6.A2" office:value-type="string">
            <text:p text:style-name="P11">GET /gift/user?title={title}</text:p>
            <text:p text:style-name="P11">&amp;user={userID}</text:p>
            <text:p text:style-name="P11">&amp;order={order}</text:p>
            <text:p text:style-name="P11">&amp;direction={direction}</text:p>
            <text:p text:style-name="P11">&amp;hideflagged={hide}</text:p>
          </table:table-cell>
          <table:table-cell table:style-name="Table6.B2" office:value-type="string">
            <text:p text:style-name="Text_20_body">Query gifts by user, specifying a title query, order, order direction and whether to hide flagged results.</text:p>
          </table:table-cell>
        </table:table-row>
        <text:soft-page-break/>
        <table:table-row>
          <table:table-cell table:style-name="Table6.A2" office:value-type="string">
            <text:p text:style-name="P12">GET /gift/topGivers?title={title}</text:p>
            <text:p text:style-name="P12">&amp;user={userID}</text:p>
            <text:p text:style-name="P12">&amp;direction={direction}</text:p>
            <text:p text:style-name="P12">&amp;hideflagged={hide}</text:p>
          </table:table-cell>
          <table:table-cell table:style-name="Table6.B2" office:value-type="string">
            <text:p text:style-name="P6">Query by top gift givers, specifying a title query, order, order direction and whether to hide flagged results.</text:p>
          </table:table-cell>
        </table:table-row>
        <table:table-row>
          <table:table-cell table:style-name="Table6.A2" office:value-type="string">
            <text:p text:style-name="P12">GET /gift/giftchain?giftchain ={giftchain}</text:p>
            <text:p text:style-name="P12">&amp;order={order}</text:p>
            <text:p text:style-name="P12">&amp;title={title}</text:p>
            <text:p text:style-name="P12">&amp;user={userID}</text:p>
            <text:p text:style-name="P12">&amp;direction={direction}</text:p>
            <text:p text:style-name="P12">&amp;hideflagged={hide}</text:p>
          </table:table-cell>
          <table:table-cell table:style-name="Table6.B2" office:value-type="string">
            <text:p text:style-name="Table_20_Contents">Query by gift chain, specifying a title query, order, order direction and whether to hide flagged results.</text:p>
          </table:table-cell>
        </table:table-row>
        <table:table-row>
          <table:table-cell table:style-name="Table6.A2" office:value-type="string">
            <text:p text:style-name="Table_20_Contents">POST /gift/{id}/video</text:p>
          </table:table-cell>
          <table:table-cell table:style-name="Table6.B2" office:value-type="string">
            <text:p text:style-name="Table_20_Contents">Save a gift video on the server.</text:p>
          </table:table-cell>
        </table:table-row>
        <table:table-row>
          <table:table-cell table:style-name="Table6.A2" office:value-type="string">
            <text:p text:style-name="Table_20_Contents">GET /gift/{id}video</text:p>
          </table:table-cell>
          <table:table-cell table:style-name="Table6.B2" office:value-type="string">
            <text:p text:style-name="Table_20_Contents">Get a gift video from the server.</text:p>
          </table:table-cell>
        </table:table-row>
        <table:table-row>
          <table:table-cell table:style-name="Table6.A2" office:value-type="string">
            <text:p text:style-name="Table_20_Contents">POST /gift/{id}/image</text:p>
          </table:table-cell>
          <table:table-cell table:style-name="Table6.B2" office:value-type="string">
            <text:p text:style-name="Table_20_Contents">Save a gift image on the server.</text:p>
          </table:table-cell>
        </table:table-row>
        <table:table-row>
          <table:table-cell table:style-name="Table6.A2" office:value-type="string">
            <text:p text:style-name="Table_20_Contents">GET /gift/{id}/image</text:p>
          </table:table-cell>
          <table:table-cell table:style-name="Table6.B2" office:value-type="string">
            <text:p text:style-name="Table_20_Contents">Get a gift image from the server.</text:p>
          </table:table-cell>
        </table:table-row>
      </table:table>
      <text:h text:style-name="Heading_20_2" text:outline-level="2">4.2 Data model</text:h>
      <text:p text:style-name="Text_20_body">On the client, there four main classes in the data model: Gift, User, GiftChain and GiftResult. GiftResult is a denormalized view of the database used to populate the user interface. All four of these classes inherit from the HasId interface which indicates that they have a gettable / settable ID i.e. they are database records.</text:p>
      <text:p text:style-name="Text_20_body">Here is an outline of the main classes used in the data model :</text:p>
      <text:p text:style-name="Text_20_body"/>
      <text:p text:style-name="Text_20_body"/>
      <text:h text:style-name="Heading_20_1" text:outline-level="1">5 Implementation</text:h>
      <text:p text:style-name="P2">Note my project does include code from other sources – it uses example code presented by Jules White and it refers to a few StackOverflow answers. I think this is normal in development. But due to the honour code I have clearly indicated in the source code where this is the case with a citation of where I got the material.</text:p>
      <text:p text:style-name="P2">The code consists of three modules: <text:span text:style-name="T3">PotlatchCommon</text:span>, <text:span text:style-name="T3">PotlatchClient </text:span>and <text:span text:style-name="T3">PotlatchServer</text:span>. <text:span text:style-name="T3">PotlatchCommon</text:span> contains all the code common to the client and the server, specifically the data model presented above (Gift, GiftResult, GiftChain and User), a <text:span text:style-name="T3">facade</text:span> separating the data store from the client, and a <text:span text:style-name="T3">Retrofit client [Retrofit]</text:span> that connects to a remote data store and implements the facade. The reason the facade was created was to speed up development time, a local store was created so that the client could run without a separate server. This local store implemented the facade using <text:span text:style-name="T3">SQLlite</text:span>. The local store implementation is still in the PotlatchClient. </text:p>
      <text:p text:style-name="P2">Because Retrofit supports <text:span text:style-name="T3">RxJava [RxJava]</text:span>, a reactive extension framework for multithreading / concurrency, I decided to use that framework. Therefore the facade uses observables because the operations it implements are require network access and are potentially long running. It was also necessary to use a custom HTTP client as the server certificate is self-signed, so clients will not connect to it via HTTP. Because Retrofit and another library used in the client, Picasso, use OkHttp [OkHttp] also developed by Square this was chosen as the basis of the HTTP client. OkHttp uses OkIo [OkIo]. <text:s/></text:p>
      <text:p text:style-name="P2">All the modules use Project <text:span text:style-name="T3">Lombok [Project Lombok]</text:span>, which is an annotation framework for Java that allows annotations to replace boilerplate such as getters, setters, toString, hashcode and <text:soft-page-break/>equals. <text:s text:c="2"/></text:p>
      <text:p text:style-name="P2">The Android client also uses <text:span text:style-name="T3">Picasso [Picasso]</text:span>, a library to simplify displaying and caching images on Android clients, and <text:span text:style-name="T3">Butterknife [Butterknife]</text:span>, a library described on the course by Jules White, that uses annotations to reduce common code in Android applications, in a similar way to Lombok. </text:p>
      <text:p text:style-name="P2">The server uses <text:span text:style-name="T3">Spring Boot [Spring Boot]</text:span> to provide server functionality, <text:span text:style-name="T3">Spring Data REST [Spring Data REST]</text:span> to perform object relational mapping and <text:span text:style-name="T3">Spring Security Oauth [Spring Security Oauth] </text:span>to provide security as described in the Cloud Computing course. Testing the server is done using <text:span text:style-name="T3">Groovy [Groovy]</text:span>, the language used to create <text:span text:style-name="T3">Gradle [Gradle] </text:span><text:span text:style-name="T4">and using </text:span><text:span text:style-name="T3">Spock [Spock]</text:span><text:span text:style-name="T4">, a BDD testing framework written in Groovy. </text:span></text:p>
      <text:p text:style-name="P2"><text:span text:style-name="T4">For more information on compiling the code and working with the code in an IDE, see the README.md file included with the code.</text:span></text:p>
      <text:h text:style-name="Heading_20_1" text:outline-level="1">8 References</text:h>
      <text:p text:style-name="P2">[Butterknife] <text:a xlink:type="simple" xlink:href="http://jakewharton.github.io/butterknife/" text:style-name="Internet_20_link" text:visited-style-name="Visited_20_Internet_20_Link">http://jakewharton.github.io/butterknife/</text:a></text:p>
      <text:p text:style-name="P2">[ButterknifeEclipse] <text:a xlink:type="simple" xlink:href="http://jakewharton.github.io/butterknife/ide-eclipse.html" text:style-name="Internet_20_link" text:visited-style-name="Visited_20_Internet_20_Link">http://jakewharton.github.io/butterknife/ide-eclipse.html</text:a></text:p>
      <text:p text:style-name="P2">[SO-ButterknifeEclipse-1] <text:a xlink:type="simple" xlink:href="http://stackoverflow.com/questions/24724866/android-eclipse-cannot-see-annotation-processing-option" text:style-name="Internet_20_link" text:visited-style-name="Visited_20_Internet_20_Link">http://stackoverflow.com/questions/24724866/android-eclipse-cannot-see-annotation-processing-option</text:a> </text:p>
      <text:p text:style-name="P2">[SO-ButterknifeEclipse-2] <text:a xlink:type="simple" xlink:href="http://stackoverflow.com/questions/23420143/eclipse-doesnt-generate-the-apt-generated-folder-for-butter-knife" text:style-name="Internet_20_link" text:visited-style-name="Visited_20_Internet_20_Link">http://stackoverflow.com/questions/23420143/eclipse-doesnt-generate-the-apt-generated-folder-for-butter-knife</text:a> </text:p>
      <text:p text:style-name="P2">[Gradle] <text:a xlink:type="simple" xlink:href="http://www.gradle.org/" text:style-name="Internet_20_link" text:visited-style-name="Visited_20_Internet_20_Link">http://www.gradle.org/</text:a> </text:p>
      <text:p text:style-name="P2">[GraphViz] <text:a xlink:type="simple" xlink:href="http://www.graphviz.org/" text:style-name="Internet_20_link" text:visited-style-name="Visited_20_Internet_20_Link">http://www.graphviz.org/</text:a> </text:p>
      <text:p text:style-name="P2">[Groovy] <text:a xlink:type="simple" xlink:href="http://groovy.codehaus.org/" text:style-name="Internet_20_link" text:visited-style-name="Visited_20_Internet_20_Link">http://groovy.codehaus.org/</text:a> </text:p>
      <text:p text:style-name="P2">[GroovyEclipsePlugin] <text:a xlink:type="simple" xlink:href="http://groovy.codehaus.org/Eclipse+Plugin" text:style-name="Internet_20_link" text:visited-style-name="Visited_20_Internet_20_Link">http://groovy.codehaus.org/Eclipse+Plugin</text:a> </text:p>
      <text:p text:style-name="P2">[GroovySpockCompatibility] <text:a xlink:type="simple" xlink:href="https://code.google.com/p/spock/wiki/SpockVersionsAndDependencies" text:style-name="Internet_20_link" text:visited-style-name="Visited_20_Internet_20_Link">https://code.google.com/p/spock/wiki/SpockVersionsAndDependencies</text:a> </text:p>
      <text:p text:style-name="P2">[Picasso] <text:a xlink:type="simple" xlink:href="http://square.github.io/picasso/" text:style-name="Internet_20_link" text:visited-style-name="Visited_20_Internet_20_Link">http://square.github.io/picasso/</text:a></text:p>
      <text:p text:style-name="P2">[Project Lombok] <text:a xlink:type="simple" xlink:href="http://projectlombok.org/" text:style-name="Internet_20_link" text:visited-style-name="Visited_20_Internet_20_Link">http://projectlombok.org/</text:a> </text:p>
      <text:p text:style-name="P2">[OkHttp] <text:a xlink:type="simple" xlink:href="http://square.github.io/okhttp/" text:style-name="Internet_20_link" text:visited-style-name="Visited_20_Internet_20_Link">http://square.github.io/okhttp/</text:a> </text:p>
      <text:p text:style-name="P2">[OkIo] <text:a xlink:type="simple" xlink:href="http://square.github.io/okio/" text:style-name="Internet_20_link" text:visited-style-name="Visited_20_Internet_20_Link">http://square.github.io/okio/</text:a> </text:p>
      <text:p text:style-name="P2">[Retrofit] <text:a xlink:type="simple" xlink:href="http://square.github.io/retrofit/" text:style-name="Internet_20_link" text:visited-style-name="Visited_20_Internet_20_Link">http://square.github.io/retrofit/</text:a> </text:p>
      <text:p text:style-name="P2">[Rxjava] <text:a xlink:type="simple" xlink:href="https://github.com/ReactiveX/RxJava" text:style-name="Internet_20_link" text:visited-style-name="Visited_20_Internet_20_Link">https://github.com/ReactiveX/RxJava</text:a> </text:p>
      <text:p text:style-name="P2">[Spring Boot] <text:a xlink:type="simple" xlink:href="http://projects.spring.io/spring-boot/" text:style-name="Internet_20_link" text:visited-style-name="Visited_20_Internet_20_Link">http://projects.spring.io/spring-boot/</text:a> </text:p>
      <text:p text:style-name="P2">[Spring Data REST] <text:a xlink:type="simple" xlink:href="http://projects.spring.io/spring-data-rest/" text:style-name="Internet_20_link" text:visited-style-name="Visited_20_Internet_20_Link">http://projects.spring.io/spring-data-rest/</text:a> </text:p>
      <text:p text:style-name="P2">[Spring Security Oauth] <text:a xlink:type="simple" xlink:href="http://projects.spring.io/spring-security-oauth/" text:style-name="Internet_20_link" text:visited-style-name="Visited_20_Internet_20_Link">http://projects.spring.io/spring-security-oauth/</text:a> </text:p>
      <text:p text:style-name="P2">[Spock] <text:a xlink:type="simple" xlink:href="https://code.google.com/p/spock/" text:style-name="Internet_20_link" text:visited-style-name="Visited_20_Internet_20_Link">https://code.google.com/p/spock/</text:a> </text:p>
      <text:p text:style-name="P2"/>
      <text:p text:style-name="P7">Other resources referred to during the creation of the project</text:p>
      <text:p text:style-name="P2"><text:a xlink:type="simple" xlink:href="https://github.com/ReactiveX/RxJava/wiki/The-RxJava-Android-Module" text:style-name="Internet_20_link" text:visited-style-name="Visited_20_Internet_20_Link">https://github.com/ReactiveX/RxJava/wiki/The-RxJava-Android-Module</text:a> </text:p>
      <text:p text:style-name="P2"><text:a xlink:type="simple" xlink:href="https://github.com/kdubb1337/retrofit-examples" text:style-name="Internet_20_link" text:visited-style-name="Visited_20_Internet_20_Link">https://github.com/kdubb1337/retrofit-examples</text:a> </text:p>
      <text:p text:style-name="P2"><text:soft-page-break/><text:a xlink:type="simple" xlink:href="http://www.node.mu/2014/07/02/using-retrofit-and-rxjava-to-interact-with-web-services-on-android/" text:style-name="Internet_20_link" text:visited-style-name="Visited_20_Internet_20_Link">http://www.node.mu/2014/07/02/using-retrofit-and-rxjava-to-interact-with-web-services-on-android/</text:a></text:p>
      <text:p text:style-name="P2"><text:a xlink:type="simple" xlink:href="https://github.com/kaushikgopal/Android-RxJava" text:style-name="Internet_20_link" text:visited-style-name="Visited_20_Internet_20_Link">https://github.com/kaushikgopal/Android-RxJava</text:a></text:p>
      <text:p text:style-name="P2"><text:a xlink:type="simple" xlink:href="http://stackoverflow.com/questions/24405727/integration-test-with-spring-boot-and-spock" text:style-name="Internet_20_link" text:visited-style-name="Visited_20_Internet_20_Link">http://stackoverflow.com/questions/24405727/integration-test-with-spring-boot-and-spock</text:a> </text:p>
      <text:p text:style-name="P2"><text:a xlink:type="simple" xlink:href="http://techannotation.wordpress.com/2014/04/29/5-minutes-with-spring-oauth-2-" text:style-name="Internet_20_link" text:visited-style-name="Visited_20_Internet_20_Link">http://techannotation.wordpress.com/2014/04/29/5-minutes-with-spring-oauth-2-</text:a>0/ </text:p>
      <text:p text:style-name="P2"><text:a xlink:type="simple" xlink:href="http://porterhead.blogspot.co.uk/2014/05/securing-rest-services-with-spring.html" text:style-name="Internet_20_link" text:visited-style-name="Visited_20_Internet_20_Link">http://porterhead.blogspot.co.uk/2014/05/securing-rest-services-with-spring.html</text:a> </text:p>
      <text:p text:style-name="P2"><text:a xlink:type="simple" xlink:href="https://github.com/iainporter/oauth2-provider/tree/master/src/main/java/com/porterhead/user" text:style-name="Internet_20_link" text:visited-style-name="Visited_20_Internet_20_Link">https://github.com/iainporter/oauth2-provider/tree/master/src/main/java/com/porterhead/user</text:a> </text:p>
      <text:p text:style-name="P2"><text:a xlink:type="simple" xlink:href="http://spring.io/guides/gs/securing-web" text:style-name="Internet_20_link" text:visited-style-name="Visited_20_Internet_20_Link">http://spring.io/guides/gs/securing-web</text:a> / </text:p>
      <text:p text:style-name="P2"><text:a xlink:type="simple" xlink:href="https://github.com/doles/spring-data-rest-security-configuration/tree/master/src/main/java/org/domi/config/security/prepost" text:style-name="Internet_20_link" text:visited-style-name="Visited_20_Internet_20_Link">https://github.com/doles/spring-data-rest-security-configuration/tree/master/src/main/java/org/domi/config/security/prepos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Butler</meta:initial-creator>
    <meta:creation-date>2014-10-19T12:37:13</meta:creation-date>
    <dc:date>2014-10-19T20:09:55</dc:date>
    <dc:creator>Mark Butler</dc:creator>
    <meta:editing-duration>PT4H39M59S</meta:editing-duration>
    <meta:editing-cycles>59</meta:editing-cycles>
    <meta:generator>OpenOffice/4.1.0$Unix OpenOffice.org_project/410m18$Build-9764</meta:generator>
    <meta:document-statistic meta:table-count="3" meta:image-count="0" meta:object-count="0" meta:page-count="8" meta:paragraph-count="179" meta:word-count="3048" meta:character-count="19567"/>
  </office:meta>
</office:document-meta>
</file>